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2bb33" officeooo:paragraph-rsid="0012bb33"/>
    </style:style>
    <style:style style:name="P2" style:family="paragraph" style:parent-style-name="Text_20_body">
      <style:text-properties officeooo:rsid="0013c38e" officeooo:paragraph-rsid="0013c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无敌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icrosoft YaHe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icrosoft YaHe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indent="0.291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icrosoft YaHei1" style:font-family-complex="'Microsoft YaHe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icrosoft YaHei" style:font-family-complex="'Microsoft YaHe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icrosoft YaHei" style:font-family-complex="'Microsoft YaHe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icrosoft YaHei" style:font-family-complex="'Microsoft YaHe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8:48:55.543163614</meta:creation-date>
    <dc:title>中文模板</dc:title>
    <meta:editing-duration>PT59S</meta:editing-duration>
    <meta:editing-cycles>4</meta:editing-cycles>
    <meta:generator>LibreOffice/7.4.7.2$Linux_X86_64 LibreOffice_project/40$Build-2</meta:generator>
    <dc:date>2023-05-20T09:25:10.847882481</dc:date>
    <meta:document-statistic meta:table-count="0" meta:image-count="0" meta:object-count="0" meta:page-count="1" meta:paragraph-count="1" meta:word-count="2" meta:character-count="2" meta:non-whitespace-character-count="2"/>
    <meta:template xlink:type="simple" xlink:actuate="onRequest" xlink:title="中文模板" xlink:href="../../.config/libreoffice/4/user/template/中文模板.ott" meta:date="2023-05-20T08:48:55.031561063"/>
  </office:meta>
</office:document-meta>
</file>